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fill-gradient-name="Gradient_20_1" draw:fill-hatch-name="Black_20_0_20_Degrees" draw:fill-image-name="Empty" draw:opacity="50%" draw:textarea-horizontal-align="justify" draw:textarea-vertical-align="middle" draw:auto-grow-height="false" draw:shadow="visible" draw:shadow-opacity="50%"/>
    </style:style>
    <style:style style:name="gr2" style:family="graphic" style:parent-style-name="standard">
      <style:graphic-properties draw:fill-color="#00ff00" draw:opacity="50%" draw:textarea-horizontal-align="justify" draw:textarea-vertical-align="middle" draw:auto-grow-height="false" draw:shadow="visible" draw:shadow-opacity="50%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draw:start-line-spacing-horizontal="2.3cm" draw:start-line-spacing-vertical="1.6cm" draw:end-line-spacing-horizontal="1.6cm" draw:end-line-spacing-vertical="5cm"/>
    </style:style>
    <style:style style:name="gr6" style:family="graphic" style:parent-style-name="standard">
      <style:graphic-properties draw:fill-color="#000000" draw:textarea-vertical-align="middle" draw:auto-grow-height="false" fo:min-height="0.749cm" fo:min-width="0.499cm" draw:shadow="visible" draw:shadow-offset-x="0.1cm" draw:shadow-offset-y="0.1cm" draw:shadow-opacity="50%"/>
    </style:style>
    <style:style style:name="gr7" style:family="graphic" style:parent-style-name="standard">
      <style:graphic-properties draw:marker-end="Arrow" draw:marker-end-width="0.3cm" draw:textarea-horizontal-align="center" draw:textarea-vertical-align="middle" draw:start-line-spacing-horizontal="-0.6cm" draw:start-line-spacing-vertical="-0.2cm" draw:end-line-spacing-horizontal="6.5cm"/>
    </style:style>
    <style:style style:name="gr8" style:family="graphic" style:parent-style-name="standard">
      <style:graphic-properties draw:fill-color="#ff0000" draw:opacity="50%" draw:textarea-horizontal-align="justify" draw:textarea-vertical-align="middle" draw:auto-grow-height="false" draw:shadow="visible" draw:shadow-opacity="5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5" draw:layer="layout" svg:width="4.711cm" svg:height="1.406cm" svg:x="9.289cm" svg:y="9.389cm">
          <text:p text:style-name="P1">Write test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4" draw:layer="layout" svg:width="4.669cm" svg:height="1.528cm" svg:x="4.147cm" svg:y="9.236cm">
          <text:p text:style-name="P1">Develop </text:p>
          <text:p text:style-name="P1">clas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6" draw:layer="layout" svg:width="4.669cm" svg:height="1.744cm" svg:x="7cm" svg:y="13.5cm">
          <text:p text:style-name="P1">Tests</text:p>
          <text:p text:style-name="P1">valid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7" draw:layer="layout" svg:width="4.671cm" svg:height="2.403cm" svg:x="7cm" svg:y="16.597cm">
          <text:p text:style-name="P1">Commit cod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id="id1" draw:layer="layout" svg:width="4.874cm" svg:height="3.106cm" svg:x="7.126cm" svg:y="21cm">
          <text:p text:style-name="P1">Check </text:p>
          <text:p text:style-name="P1">objectiv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2" draw:layer="layout" svg:width="2.514cm" svg:height="1.579cm" svg:x="16.986cm" svg:y="18cm">
          <text:p text:style-name="P1">Relea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8" draw:layer="layout" svg:width="3.5cm" svg:height="1.58cm" svg:x="1cm" svg:y="10.42cm">
          <text:p text:style-name="P1">Refactoring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" draw:text-style-name="P1" draw:layer="layout" draw:type="curve" draw:line-skew="0.054cm" svg:x1="12cm" svg:y1="22.552cm" svg:x2="16.986cm" svg:y2="18.788cm" draw:start-shape="id1" draw:start-glue-point="7" draw:end-shape="id2" draw:end-glue-point="6">
          <text:p text:style-name="P1"/>
          <text:p text:style-name="P1">Achieved</text:p>
        </draw:connector>
        <draw:connector draw:style-name="gr4" draw:text-style-name="P2" draw:layer="layout" draw:line-skew="0.201cm" svg:x1="9.213cm" svg:y1="7.281cm" svg:x2="6.48cm" svg:y2="9.236cm" draw:start-shape="id3" draw:start-glue-point="8" draw:end-shape="id4" draw:end-glue-point="4">
          <text:p/>
        </draw:connector>
        <draw:connector draw:style-name="gr4" draw:text-style-name="P2" draw:layer="layout" draw:line-skew="0.114cm" svg:x1="9.213cm" svg:y1="7.281cm" svg:x2="11.643cm" svg:y2="9.389cm" draw:start-shape="id3" draw:start-glue-point="8" draw:end-shape="id5" draw:end-glue-point="4">
          <text:p/>
        </draw:connector>
        <draw:connector draw:style-name="gr4" draw:text-style-name="P2" draw:layer="layout" draw:line-skew="-0.032cm" svg:x1="6.48cm" svg:y1="10.764cm" svg:x2="9.333cm" svg:y2="13.5cm" draw:start-shape="id4" draw:start-glue-point="8" draw:end-shape="id6" draw:end-glue-point="4">
          <text:p/>
        </draw:connector>
        <draw:connector draw:style-name="gr4" draw:text-style-name="P2" draw:layer="layout" draw:line-skew="-0.048cm" svg:x1="11.643cm" svg:y1="10.793cm" svg:x2="9.333cm" svg:y2="13.5cm" draw:start-shape="id5" draw:start-glue-point="8" draw:end-shape="id6" draw:end-glue-point="4">
          <text:p/>
        </draw:connector>
        <draw:connector draw:style-name="gr4" draw:text-style-name="P2" draw:layer="layout" draw:type="line" svg:x1="9.333cm" svg:y1="15.242cm" svg:x2="9.334cm" svg:y2="16.597cm" draw:start-shape="id6" draw:start-glue-point="8" draw:end-shape="id7" draw:end-glue-point="4">
          <text:p/>
        </draw:connector>
        <draw:connector draw:style-name="gr4" draw:text-style-name="P2" draw:layer="layout" draw:type="line" svg:x1="9.334cm" svg:y1="18.998cm" svg:x2="9.562cm" svg:y2="21cm" draw:start-shape="id7" draw:start-glue-point="8" draw:end-shape="id1" draw:end-glue-point="4">
          <text:p/>
        </draw:connector>
        <draw:connector draw:style-name="gr5" draw:text-style-name="P2" draw:layer="layout" draw:type="curve" svg:x1="2.749cm" svg:y1="10.42cm" svg:x2="9cm" svg:y2="7.106cm" draw:start-shape="id8" draw:start-glue-point="4" draw:end-shape="id3" draw:end-glue-point="6">
          <text:p/>
        </draw:connector>
        <draw:custom-shape draw:style-name="gr6" draw:text-style-name="P2" draw:id="id3" draw:layer="layout" svg:width="0.428cm" svg:height="0.352cm" svg:x="9cm" svg:y="6.931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9" draw:layer="layout" svg:width="6cm" svg:height="2.868cm" svg:x="6cm" svg:y="3cm">
          <text:p text:style-name="P1">Plan objectives for </text:p>
          <text:p text:style-name="P1">next vers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" svg:x1="8.999cm" svg:y1="5.866cm" svg:x2="9.213cm" svg:y2="6.931cm" draw:start-shape="id9" draw:start-glue-point="8" draw:end-shape="id3" draw:end-glue-point="4">
          <text:p/>
        </draw:connector>
        <draw:connector draw:style-name="gr3" draw:text-style-name="P1" draw:layer="layout" draw:type="curve" svg:x1="7.126cm" svg:y1="22.552cm" svg:x2="2.749cm" svg:y2="12cm" draw:start-shape="id1" draw:start-glue-point="5" draw:end-shape="id8" draw:end-glue-point="8">
          <text:p text:style-name="P1">Not Achieved</text:p>
        </draw:connector>
        <draw:connector draw:style-name="gr7" draw:text-style-name="P2" draw:layer="layout" draw:type="curve" draw:line-skew="0.138cm 1.2cm -1.935cm" svg:x1="18.242cm" svg:y1="18cm" svg:x2="11.121cm" svg:y2="3.418cm" draw:start-shape="id2" draw:start-glue-point="4" draw:end-shape="id9" draw:end-glue-point="11">
          <text:p/>
        </draw:connector>
        <draw:custom-shape draw:style-name="gr6" draw:text-style-name="P2" draw:id="id10" draw:layer="layout" svg:width="0.428cm" svg:height="0.352cm" svg:x="8.572cm" svg:y="1.148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" svg:x1="8.785cm" svg:y1="1.498cm" svg:x2="8.999cm" svg:y2="3cm" draw:start-shape="id10" draw:start-glue-point="8" draw:end-shape="id9" draw:end-glue-point="4">
          <text:p/>
        </draw:connector>
        <draw:custom-shape draw:style-name="gr8" draw:text-style-name="P1" draw:id="id11" draw:layer="layout" svg:width="2.874cm" svg:height="1.772cm" svg:x="14.5cm" svg:y="2.878cm">
          <text:p text:style-name="P1">Bug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12" draw:layer="layout" svg:width="6cm" svg:height="2.459cm" svg:x="13.5cm" svg:y="6.041cm">
          <text:p text:style-name="P1">Reproduce it with </text:p>
          <text:p text:style-name="P1">a test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3" draw:layer="layout" svg:width="4.711cm" svg:height="1.406cm" svg:x="14.289cm" svg:y="9.5cm">
          <text:p text:style-name="P1">Fix the cod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14" draw:layer="layout" svg:width="4.711cm" svg:height="2.106cm" svg:x="13.5cm" svg:y="12.5cm">
          <text:p text:style-name="P1">Replan</text:p>
          <text:p text:style-name="P1">objectiv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line" svg:x1="15.936cm" svg:y1="4.648cm" svg:x2="16.499cm" svg:y2="6.041cm" draw:start-shape="id11" draw:start-glue-point="6" draw:end-shape="id12" draw:end-glue-point="4">
          <text:p/>
        </draw:connector>
        <draw:connector draw:style-name="gr4" draw:text-style-name="P2" draw:layer="layout" draw:type="line" svg:x1="16.499cm" svg:y1="8.498cm" svg:x2="16.643cm" svg:y2="9.5cm" draw:start-shape="id12" draw:start-glue-point="8" draw:end-shape="id13" draw:end-glue-point="4">
          <text:p/>
        </draw:connector>
        <draw:connector draw:style-name="gr4" draw:text-style-name="P2" draw:layer="layout" draw:type="line" svg:x1="16.643cm" svg:y1="10.904cm" svg:x2="15.854cm" svg:y2="12.5cm" draw:start-shape="id13" draw:start-glue-point="8" draw:end-shape="id14" draw:end-glue-point="4">
          <text:p/>
        </draw:connector>
        <draw:connector draw:style-name="gr4" draw:text-style-name="P2" draw:layer="layout" draw:type="line" svg:x1="14.188cm" svg:y1="14.297cm" svg:x2="11.667cm" svg:y2="14.371cm" draw:start-shape="id14" draw:start-glue-point="7" draw:end-shape="id6" draw:end-glue-point="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14T13:58:03</meta:creation-date>
    <dc:date>2008-06-14T19:38:29</dc:date>
    <meta:editing-cycles>14</meta:editing-cycles>
    <meta:editing-duration>PT54M39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